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000000045E4EDF436A9FA648F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text-properties officeooo:rsid="000fb0c7" officeooo:paragraph-rsid="000fb0c7"/>
    </style:style>
    <style:style style:name="P3" style:family="paragraph" style:parent-style-name="Standard">
      <style:paragraph-properties fo:break-before="page"/>
      <style:text-properties officeooo:rsid="000fb0c7" officeooo:paragraph-rsid="000fb0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rea tus apuntes sobre normalización</text:h>
      <text:p text:style-name="P2">Wuke Zhang </text:p>
      <text:p text:style-name="P2"/>
      <text:p text:style-name="P2">1-ASIR</text:p>
      <text:p text:style-name="P2"/>
      <text:p text:style-name="P2"><draw:frame draw:style-name="fr1" draw:name="Imagen1" text:anchor-type="char" svg:x="-0.145cm" svg:y="2.764cm" svg:width="17cm" svg:height="14.848cm" draw:z-index="0"><draw:image xlink:href="Pictures/10000000000005000000045E4EDF436A9FA648FE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1T11:34:24.693000000</meta:creation-date>
    <dc:date>2024-03-11T11:43:40.549000000</dc:date>
    <meta:editing-duration>PT9M16S</meta:editing-duration>
    <meta:editing-cycles>1</meta:editing-cycles>
    <meta:document-statistic meta:table-count="0" meta:image-count="1" meta:object-count="0" meta:page-count="2" meta:paragraph-count="3" meta:word-count="8" meta:character-count="53" meta:non-whitespace-character-count="47"/>
    <meta:generator>LibreOffice/7.5.0.3$Windows_X86_64 LibreOffice_project/c21113d003cd3efa8c53188764377a8272d9d6de</meta:generator>
  </office:meta>
</office:document-meta>
</file>